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0588EB07297940FB944.png" manifest:media-type="image/png"/>
  <manifest:file-entry manifest:full-path="Pictures/10000001000001A6000000316674106CF5944559.png" manifest:media-type="image/png"/>
  <manifest:file-entry manifest:full-path="Pictures/10000001000002F1000000D78A63265396FB8E04.png" manifest:media-type="image/png"/>
  <manifest:file-entry manifest:full-path="Pictures/10000001000002430000002CE8A106E6DE07BEAC.png" manifest:media-type="image/png"/>
  <manifest:file-entry manifest:full-path="Pictures/100000010000017F0000003A31D6C5DABBB99256.png" manifest:media-type="image/png"/>
  <manifest:file-entry manifest:full-path="Pictures/10000001000001BB0000001A822677429B6A57BB.png" manifest:media-type="image/png"/>
  <manifest:file-entry manifest:full-path="Pictures/100000010000027C0000006172A520B3703A00C8.png" manifest:media-type="image/png"/>
  <manifest:file-entry manifest:full-path="Pictures/1000000100000323000000E3E78B531BF3BFA4F2.png" manifest:media-type="image/png"/>
  <manifest:file-entry manifest:full-path="Pictures/100000010000027C0000006111A83C7893518563.png" manifest:media-type="image/png"/>
  <manifest:file-entry manifest:full-path="Pictures/100000010000018700000027FFEB915677DA484A.png" manifest:media-type="image/png"/>
  <manifest:file-entry manifest:full-path="Pictures/1000000100000323000000695B278436350420DE.png" manifest:media-type="image/png"/>
  <manifest:file-entry manifest:full-path="Pictures/100000010000036B000002C3C7986A1E0A7283D4.png" manifest:media-type="image/png"/>
  <manifest:file-entry manifest:full-path="Pictures/100000010000018700000027D5FEBD864CC25682.png" manifest:media-type="image/png"/>
  <manifest:file-entry manifest:full-path="Pictures/1000000100000285000001A463DE37DF88DE948D.png" manifest:media-type="image/png"/>
  <manifest:file-entry manifest:full-path="Pictures/100000010000017F0000003AF354D9A6AA160C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635" officeooo:paragraph-rsid="001e5635"/>
    </style:style>
    <style:style style:name="P2" style:family="paragraph" style:parent-style-name="Standard">
      <style:text-properties officeooo:rsid="002013e3" officeooo:paragraph-rsid="002013e3"/>
    </style:style>
    <style:style style:name="P3" style:family="paragraph" style:parent-style-name="Standard">
      <style:text-properties officeooo:rsid="00218d6f" officeooo:paragraph-rsid="00218d6f"/>
    </style:style>
    <style:style style:name="T1" style:family="text">
      <style:text-properties officeooo:rsid="001e56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ASSIGNMENT -3</text:span></text:p>
      <text:p text:style-name="Standard"/>
      <text:p text:style-name="Standard"/>
      <text:p text:style-name="P1">Q1</text:p>
      <text:p text:style-name="P1"/>
      <text:p text:style-name="P1"><draw:frame draw:style-name="fr1" draw:name="Image1" text:anchor-type="char" svg:width="15.939cm" svg:height="4.551cm" draw:z-index="0"><draw:image xlink:href="Pictures/10000001000002F1000000D78A63265396FB8E04.png" xlink:type="simple" xlink:show="embed" xlink:actuate="onLoad" draw:mime-type="image/png"/></draw:frame><text:tab/></text:p>
      <text:p text:style-name="P1"/>
      <text:p text:style-name="P1">Q2</text:p>
      <text:p text:style-name="P1"/>
      <text:p text:style-name="P1"/>
      <text:p text:style-name="P1"><draw:frame draw:style-name="fr1" draw:name="Image2" text:anchor-type="char" svg:width="13.462cm" svg:height="2.053cm" draw:z-index="1"><draw:image xlink:href="Pictures/100000010000027C0000006172A520B3703A00C8.png" xlink:type="simple" xlink:show="embed" xlink:actuate="onLoad" draw:mime-type="image/png"/></draw:frame><text:tab/></text:p>
      <text:p text:style-name="P1">Q3</text:p>
      <text:p text:style-name="P1"><draw:frame draw:style-name="fr1" draw:name="Image3" text:anchor-type="char" svg:width="13.462cm" svg:height="2.053cm" draw:z-index="2"><draw:image xlink:href="Pictures/100000010000027C0000006111A83C7893518563.png" xlink:type="simple" xlink:show="embed" xlink:actuate="onLoad" draw:mime-type="image/png"/></draw:frame><text:tab/></text:p>
      <text:p text:style-name="P1"/>
      <text:p text:style-name="P1">Q4</text:p>
      <text:p text:style-name="P1"><draw:frame draw:style-name="fr1" draw:name="Image5" text:anchor-type="char" svg:width="16.997cm" svg:height="2.223cm" draw:z-index="4"><draw:image xlink:href="Pictures/1000000100000323000000695B278436350420DE.png" xlink:type="simple" xlink:show="embed" xlink:actuate="onLoad" draw:mime-type="image/png"/></draw:frame></text:p>
      <text:p text:style-name="P1"><text:tab/></text:p>
      <text:p text:style-name="P1">Q5</text:p>
      <text:p text:style-name="P1"/>
      <text:p text:style-name="P1"><draw:frame draw:style-name="fr3" draw:name="Image4" text:anchor-type="char" svg:x="0.531cm" svg:y="0.106cm" svg:width="16.997cm" svg:height="4.805cm" draw:z-index="3"><draw:image xlink:href="Pictures/1000000100000323000000E3E78B531BF3BFA4F2.png" xlink:type="simple" xlink:show="embed" xlink:actuate="onLoad" draw:mime-type="image/png"/></draw:frame><text:tab/></text:p>
      <text:p text:style-name="P1"><text:soft-page-break/>Q6</text:p>
      <text:p text:style-name="P1"/>
      <text:p text:style-name="P1"><draw:frame draw:style-name="fr2" draw:name="Image6" text:anchor-type="char" svg:width="17cm" svg:height="13.735cm" draw:z-index="5"><draw:image xlink:href="Pictures/100000010000036B000002C3C7986A1E0A7283D4.png" xlink:type="simple" xlink:show="embed" xlink:actuate="onLoad" draw:mime-type="image/png"/></draw:frame><text:tab/></text:p>
      <text:p text:style-name="P1">Q7</text:p>
      <text:p text:style-name="P1"><draw:frame draw:style-name="fr1" draw:name="Image7" text:anchor-type="char" svg:width="12.256cm" svg:height="0.931cm" draw:z-index="6"><draw:image xlink:href="Pictures/10000001000002430000002CE8A106E6DE07BEAC.png" xlink:type="simple" xlink:show="embed" xlink:actuate="onLoad" draw:mime-type="image/png"/></draw:frame><text:tab/></text:p>
      <text:p text:style-name="P1"/>
      <text:p text:style-name="P1"/>
      <text:p text:style-name="P1"/>
      <text:p text:style-name="P1">Q8</text:p>
      <text:p text:style-name="P1"/>
      <text:p text:style-name="P1"><draw:frame draw:style-name="fr1" draw:name="Image8" text:anchor-type="char" svg:width="13.653cm" svg:height="6.207cm" draw:z-index="7"><draw:image xlink:href="Pictures/1000000100000285000001A463DE37DF88DE948D.png" xlink:type="simple" xlink:show="embed" xlink:actuate="onLoad" draw:mime-type="image/png"/></draw:frame><text:tab/></text:p>
      <text:p text:style-name="P2"><text:soft-page-break/>Q9</text:p>
      <text:p text:style-name="P2"><draw:frame draw:style-name="fr1" draw:name="Image9" text:anchor-type="char" svg:width="8.276cm" svg:height="0.826cm" draw:z-index="8"><draw:image xlink:href="Pictures/100000010000018700000027D5FEBD864CC25682.png" xlink:type="simple" xlink:show="embed" xlink:actuate="onLoad" draw:mime-type="image/png"/></draw:frame><text:tab/></text:p>
      <text:p text:style-name="P2"/>
      <text:p text:style-name="P2"/>
      <text:p text:style-name="P2">Q10</text:p>
      <text:p text:style-name="P2"><text:tab/><draw:frame draw:style-name="fr1" draw:name="Image10" text:anchor-type="char" svg:width="8.276cm" svg:height="0.826cm" draw:z-index="9"><draw:image xlink:href="Pictures/100000010000018700000027FFEB915677DA484A.png" xlink:type="simple" xlink:show="embed" xlink:actuate="onLoad" draw:mime-type="image/png"/></draw:frame><text:tab/></text:p>
      <text:p text:style-name="P2"/>
      <text:p text:style-name="P2"/>
      <text:p text:style-name="P2"/>
      <text:p text:style-name="P2">Q12</text:p>
      <text:p text:style-name="P2"><draw:frame draw:style-name="fr1" draw:name="Image11" text:anchor-type="char" svg:width="8.107cm" svg:height="1.228cm" draw:z-index="10"><draw:image xlink:href="Pictures/100000010000017F0000003A31D6C5DABBB99256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>Q13</text:p>
      <text:p text:style-name="P2"><text:tab/><draw:frame draw:style-name="fr1" draw:name="Image12" text:anchor-type="char" svg:width="8.107cm" svg:height="1.228cm" draw:z-index="11"><draw:image xlink:href="Pictures/100000010000017F0000003AF354D9A6AA160CBE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>Q14<text:tab/></text:p>
      <text:p text:style-name="P2"><text:tab/><draw:frame draw:style-name="fr1" draw:name="Image13" text:anchor-type="char" svg:width="9.377cm" svg:height="0.55cm" draw:z-index="12"><draw:image xlink:href="Pictures/10000001000001BB0000001A822677429B6A57BB.png" xlink:type="simple" xlink:show="embed" xlink:actuate="onLoad" draw:mime-type="image/png"/></draw:frame><text:tab/></text:p>
      <text:p text:style-name="P2"/>
      <text:p text:style-name="P2"/>
      <text:p text:style-name="P3">Q15<text:tab/></text:p>
      <text:p text:style-name="P3"/>
      <text:p text:style-name="P3"><draw:frame draw:style-name="fr1" draw:name="Image14" text:anchor-type="char" svg:width="8.932cm" svg:height="1.037cm" draw:z-index="13"><draw:image xlink:href="Pictures/10000001000001A6000000316674106CF5944559.png" xlink:type="simple" xlink:show="embed" xlink:actuate="onLoad" draw:mime-type="image/png"/></draw:frame><text:tab/></text:p>
      <text:p text:style-name="P3"/>
      <text:p text:style-name="P3"/>
      <text:p text:style-name="P3"/>
      <text:p text:style-name="P3">Q16<text:tab/></text:p>
      <text:p text:style-name="P3"><draw:frame draw:style-name="fr1" draw:name="Image15" text:anchor-type="char" svg:width="10.88cm" svg:height="1.863cm" draw:z-index="14"><draw:image xlink:href="Pictures/1000000100000202000000588EB07297940FB944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>Q1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9:06:23.118897294</meta:creation-date>
    <meta:editing-duration>PT21S</meta:editing-duration>
    <meta:editing-cycles>2</meta:editing-cycles>
    <meta:generator>LibreOffice/7.3.7.2$Linux_X86_64 LibreOffice_project/30$Build-2</meta:generator>
    <dc:date>2024-06-06T19:06:43.007128132</dc:date>
    <meta:document-statistic meta:table-count="0" meta:image-count="15" meta:object-count="0" meta:page-count="3" meta:paragraph-count="32" meta:word-count="18" meta:character-count="74" meta:non-whitespace-character-count="51"/>
  </office:meta>
</office:document-meta>
</file>